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Below, we have provided a </text:span><text:span text:style-name="Source_20_Text"><text:span text:style-name="T1">species</text:span></text:span><text:span text:style-name="T1"> list and a </text:span><text:span text:style-name="Source_20_Text"><text:span text:style-name="T1">population</text:span></text:span><text:span text:style-name="T1"> list. Use zip to combine these lists into one list of tuples called </text:span><text:span text:style-name="Source_20_Text"><text:span text:style-name="T1">pop_info</text:span></text:span><text:span text:style-name="T1">. From this list, create a new list called </text:span><text:span text:style-name="Source_20_Text"><text:span text:style-name="T1">endangered</text:span></text:span><text:span text:style-name="T1"> that contains the names of species whose populations are below 2500.</text:span></text:p>
      <text:p text:style-name="Standard"/>
      <text:p text:style-name="Standard"/>
      <text:p text:style-name="Standard"/>
      <text:p text:style-name="Standard">species = ['golden retriever', 'white tailed deer', 'black rhino', 'brown squirrel', 'field mouse', 'orangutan', 'sumatran elephant', 'rainbow trout', 'black bear', 'blue whale', 'water moccasin', 'giant panda', 'green turtle', 'blue jay', 'japanese beetle']</text:p>
      <text:p text:style-name="Standard"/>
      <text:p text:style-name="Standard">population = [10000, 90000, 1000, 2000000, 500000, 500, 1200, 8000, 12000, 2300, 7500, 100, 1800, 9500, 125000]</text:p>
      <text:p text:style-name="Standard"/>
      <text:p text:style-name="Standard">pop_info=list(zip(species,population))</text:p>
      <text:p text:style-name="Standard">'''</text:p>
      <text:p text:style-name="Standard">#Using Filter</text:p>
      <text:p text:style-name="Standard">endangered = filter(lambda elements: elements[1]&lt;2500 , pop_info)</text:p>
      <text:p text:style-name="Standard">print(endangered)</text:p>
      <text:p text:style-name="Standard">'''</text:p>
      <text:p text:style-name="Standard">#Using list comprehenssion</text:p>
      <text:p text:style-name="Standard">endangered = [element1 for (element1,element2) <text:s/>in pop_info if element2&lt;2500]</text:p>
      <text:p text:style-name="Standard">print(endangered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6T11:55:43.654350637</meta:creation-date>
    <dc:date>2020-08-26T11:56:27.512255126</dc:date>
    <meta:editing-duration>PT45S</meta:editing-duration>
    <meta:editing-cycles>1</meta:editing-cycles>
    <meta:document-statistic meta:table-count="0" meta:image-count="0" meta:object-count="0" meta:page-count="1" meta:paragraph-count="12" meta:word-count="119" meta:character-count="882" meta:non-whitespace-character-count="774"/>
    <meta:generator>LibreOffice/6.4.5.2$Linux_X86_64 LibreOffice_project/1ed6aca320d7f4d82924e6cec66e4f7527376448</meta:generator>
  </office:meta>
</office:document-meta>
</file>